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id="id1" draw:layer="layout" svg:width="2.54cm" svg:height="2.54cm" svg:x="0.026cm" svg:y="0.876cm">
            <text:p text:style-name="P1">r<text:span text:style-name="T1">t-1</text:span><text:span text:style-name="T2">=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id="id2" draw:layer="layout" svg:width="2.54cm" svg:height="2.54cm" svg:x="4.926cm" svg:y="0.876cm">
            <text:p text:style-name="P1">r<text:span text:style-name="T1">t</text:span><text:span text:style-name="T2">=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id="id3" draw:layer="layout" svg:width="2.54cm" svg:height="2.54cm" svg:x="4.926cm" svg:y="4.076cm">
            <text:p text:style-name="P1">r<text:span text:style-name="T1">t</text:span><text:span text:style-name="T2">=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id="id4" draw:layer="layout" svg:width="2.54cm" svg:height="2.54cm" svg:x="0.026cm" svg:y="4.076cm">
            <text:p text:style-name="P1">r<text:span text:style-name="T1">t-1</text:span><text:span text:style-name="T2">=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2.566cm" svg:y1="2.146cm" svg:x2="4.926cm" svg:y2="2.146cm" draw:start-shape="id1" draw:start-glue-point="10" draw:end-shape="id2" draw:end-glue-point="6" svg:d="m2566 2146h2360">
            <text:p/>
          </draw:connector>
          <draw:connector draw:style-name="gr2" draw:text-style-name="P1" draw:layer="layout" draw:type="line" svg:x1="2.566cm" svg:y1="2.146cm" svg:x2="4.926cm" svg:y2="5.346cm" draw:start-shape="id1" draw:start-glue-point="10" draw:end-shape="id3" draw:end-glue-point="6" svg:d="m2566 2146 2360 3200">
            <text:p/>
          </draw:connector>
          <draw:custom-shape draw:style-name="gr1" draw:text-style-name="P1" draw:id="id6" draw:layer="layout" svg:width="2.54cm" svg:height="2.54cm" svg:x="0.026cm" svg:y="7.176cm">
            <text:p text:style-name="P1">r<text:span text:style-name="T1">t-1</text:span><text:span text:style-name="T2">=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id="id5" draw:layer="layout" svg:width="2.54cm" svg:height="2.54cm" svg:x="4.926cm" svg:y="7.176cm">
            <text:p text:style-name="P1">r<text:span text:style-name="T1">t</text:span><text:span text:style-name="T2">=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2.566cm" svg:y1="5.346cm" svg:x2="4.926cm" svg:y2="8.446cm" draw:start-shape="id4" draw:start-glue-point="10" draw:end-shape="id5" draw:end-glue-point="6" svg:d="m2566 5346 2360 3100">
            <text:p/>
          </draw:connector>
          <draw:connector draw:style-name="gr2" draw:text-style-name="P1" draw:layer="layout" draw:type="line" svg:x1="2.566cm" svg:y1="5.346cm" svg:x2="4.926cm" svg:y2="2.146cm" draw:start-shape="id4" draw:start-glue-point="10" draw:end-shape="id2" draw:end-glue-point="6" svg:d="m2566 5346 2360-3200">
            <text:p/>
          </draw:connector>
          <draw:connector draw:style-name="gr2" draw:text-style-name="P1" draw:layer="layout" draw:type="line" svg:x1="2.566cm" svg:y1="8.446cm" svg:x2="4.926cm" svg:y2="2.146cm" draw:start-shape="id6" draw:start-glue-point="10" draw:end-shape="id2" draw:end-glue-point="6" svg:d="m2566 8446 2360-6300">
            <text:p/>
          </draw:connector>
          <draw:connector draw:style-name="gr2" draw:text-style-name="P1" draw:layer="layout" draw:type="line" svg:x1="2.566cm" svg:y1="8.446cm" svg:x2="3.975cm" svg:y2="9.863cm" draw:start-shape="id6" draw:start-glue-point="10" svg:d="m2566 8446 1409 141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49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ome Maye</meta:initial-creator>
    <meta:creation-date>2010-09-16T06:54:00</meta:creation-date>
    <dc:date>2010-09-16T07:25:47</dc:date>
    <dc:creator>Jerome Maye</dc:creator>
    <meta:editing-duration>PT00H16M24S</meta:editing-duration>
    <meta:editing-cycles>8</meta:editing-cycles>
    <meta:generator>BrOffice.org/3.2$Unix OpenOffice.org_project/320m19$Build-9505</meta:generator>
    <meta:document-statistic meta:object-count="13"/>
  </office:meta>
</office:document-meta>
</file>